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6000000598E2C420DBADE7AA6.png" manifest:media-type="image/png"/>
  <manifest:file-entry manifest:full-path="Pictures/10000000000000650000004536A56E54B128F78E.png" manifest:media-type="image/png"/>
  <manifest:file-entry manifest:full-path="Pictures/100000000000006A00000041FE1208EFF3EF6986.png" manifest:media-type="image/png"/>
  <manifest:file-entry manifest:full-path="Pictures/100000000000007B00000082C341C43D387082CA.png" manifest:media-type="image/png"/>
  <manifest:file-entry manifest:full-path="Pictures/10000000000000970000006B54B03741B99D4FA0.png" manifest:media-type="image/png"/>
  <manifest:file-entry manifest:full-path="Pictures/10000000000000720000006F054B184A4D7BF32C.png" manifest:media-type="image/png"/>
  <manifest:file-entry manifest:full-path="Pictures/1000000000000083000000C36837920A449BF7F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3.437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2.80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3.687cm" fo:min-width="3.945cm"/>
    </style:style>
    <style:style style:name="gr6" style:family="graphic" style:parent-style-name="standard">
      <style:graphic-properties draw:textarea-horizontal-align="justify" draw:textarea-vertical-align="middle" draw:auto-grow-height="false" fo:min-height="5.338cm" fo:min-width="3.564cm"/>
    </style:style>
    <style:style style:name="gr7" style:family="graphic" style:parent-style-name="standard">
      <style:graphic-properties draw:textarea-horizontal-align="justify" draw:textarea-vertical-align="middle" draw:auto-grow-height="false" fo:min-height="3.179cm" fo:min-width="2.929cm"/>
    </style:style>
    <style:style style:name="gr8" style:family="graphic" style:parent-style-name="standard">
      <style:graphic-properties draw:textarea-horizontal-align="justify" draw:textarea-vertical-align="middle" draw:auto-grow-height="false" fo:min-height="2.63cm" fo:min-width="3.183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3.81cm" svg:x="18.063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1" draw:layer="layout" svg:width="3.301cm" svg:height="2.285cm" svg:x="10.316cm" svg:y="5.826cm" svg:viewBox="0 0 3302 2286" draw:points="0,2286 0,0 3302,0 3302,2286">
          <text:p/>
        </draw:polygon>
        <draw:frame draw:style-name="gr3" draw:text-style-name="P2" draw:layer="layout" svg:width="2.803cm" svg:height="1.719cm" svg:x="10.57cm" svg:y="6.012cm">
          <draw:image xlink:href="Pictures/100000000000006A00000041FE1208EFF3EF6986.png" xlink:type="simple" xlink:show="embed" xlink:actuate="onLoad">
            <text:p/>
          </draw:image>
        </draw:frame>
        <draw:frame draw:style-name="gr3" draw:text-style-name="P2" draw:layer="layout" svg:width="3.253cm" svg:height="3.439cm" svg:x="18.317cm" svg:y="2.387cm">
          <draw:image xlink:href="Pictures/100000000000007B00000082C341C43D387082CA.png" xlink:type="simple" xlink:show="embed" xlink:actuate="onLoad">
            <text:p/>
          </draw:image>
        </draw:frame>
        <draw:line draw:style-name="gr4" draw:text-style-name="P2" draw:layer="layout" svg:x1="11.586cm" svg:y1="6.715cm" svg:x2="18.825cm" svg:y2="4.937cm">
          <text:p/>
        </draw:line>
        <draw:custom-shape draw:style-name="gr1" draw:text-style-name="P1" draw:layer="layout" svg:width="3.937cm" svg:height="3.81cm" svg:x="15.65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3.015cm" svg:height="2.936cm" svg:x="16.031cm" svg:y="8.478cm">
          <draw:image xlink:href="Pictures/10000000000000720000006F054B184A4D7BF32C.png" xlink:type="simple" xlink:show="embed" xlink:actuate="onLoad">
            <text:p/>
          </draw:image>
        </draw:frame>
        <draw:line draw:style-name="gr4" draw:text-style-name="P2" draw:layer="layout" svg:x1="11.586cm" svg:y1="6.696cm" svg:x2="16.539cm" svg:y2="10.906cm">
          <text:p/>
        </draw:line>
        <draw:custom-shape draw:style-name="gr5" draw:text-style-name="P1" draw:layer="layout" svg:width="4.445cm" svg:height="3.937cm" svg:x="22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3.994cm" svg:height="2.83cm" svg:x="22.07cm" svg:y="8.457cm">
          <draw:image xlink:href="Pictures/10000000000000970000006B54B03741B99D4FA0.png" xlink:type="simple" xlink:show="embed" xlink:actuate="onLoad">
            <text:p/>
          </draw:image>
        </draw:frame>
        <draw:line draw:style-name="gr4" draw:text-style-name="P2" draw:layer="layout" svg:x1="16.92cm" svg:y1="9.255cm" svg:x2="22.508cm" svg:y2="11.033cm">
          <text:p/>
        </draw:line>
        <draw:custom-shape draw:style-name="gr6" draw:text-style-name="P1" draw:layer="layout" svg:width="4.064cm" svg:height="5.588cm" svg:x="1.889cm" svg:y="12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3.465cm" svg:height="5.159cm" svg:x="2.143cm" svg:y="12.224cm">
          <draw:image xlink:href="Pictures/1000000000000083000000C36837920A449BF7FC.png" xlink:type="simple" xlink:show="embed" xlink:actuate="onLoad">
            <text:p/>
          </draw:image>
        </draw:frame>
        <draw:custom-shape draw:style-name="gr7" draw:text-style-name="P1" draw:layer="layout" svg:width="3.429cm" svg:height="3.429cm" svg:x="5.445cm" svg:y="6.71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671cm" svg:height="1.824cm" svg:x="5.953cm" svg:y="7.731cm">
          <draw:image xlink:href="Pictures/10000000000000650000004536A56E54B128F78E.png" xlink:type="simple" xlink:show="embed" xlink:actuate="onLoad">
            <text:p/>
          </draw:image>
        </draw:frame>
        <draw:line draw:style-name="gr4" draw:text-style-name="P2" draw:layer="layout" svg:x1="2.905cm" svg:y1="12.684cm" svg:x2="6.461cm" svg:y2="8.62cm">
          <text:p/>
        </draw:line>
        <draw:line draw:style-name="gr4" draw:text-style-name="P2" draw:layer="layout" svg:x1="11.033cm" svg:y1="6.715cm" svg:x2="7.985cm" svg:y2="9.128cm">
          <text:p/>
        </draw:line>
        <draw:custom-shape draw:style-name="gr8" draw:text-style-name="P1" draw:layer="layout" svg:width="3.683cm" svg:height="2.88cm" svg:x="12.557cm" svg:y="15.011cm">
          <text:p/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3.121cm" svg:height="2.354cm" svg:x="12.938cm" svg:y="15.283cm">
          <draw:image xlink:href="Pictures/1000000000000076000000598E2C420DBADE7AA6.png" xlink:type="simple" xlink:show="embed" xlink:actuate="onLoad">
            <text:p/>
          </draw:image>
        </draw:frame>
        <draw:line draw:style-name="gr4" draw:text-style-name="P2" draw:layer="layout" svg:x1="3.413cm" svg:y1="13.065cm" svg:x2="13.319cm" svg:y2="16.113cm">
          <text:p/>
        </draw:line>
        <draw:line draw:style-name="gr4" draw:text-style-name="P2" draw:layer="layout" svg:x1="22.463cm" svg:y1="9.255cm" svg:x2="14.843cm" svg:y2="16.6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22:20:31.788000000</meta:creation-date>
    <dc:date>2016-07-22T14:32:44.379000000</dc:date>
    <meta:editing-duration>PT20M29S</meta:editing-duration>
    <meta:editing-cycles>5</meta:editing-cycles>
    <meta:generator>LibreOffice/5.0.6.3$Windows_x86 LibreOffice_project/490fc03b25318460cfc54456516ea2519c11d1aa</meta:generator>
    <meta:document-statistic meta:object-count="21"/>
  </office:meta>
</office:document-meta>
</file>